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22.24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147.66pt"/>
    </style:style>
    <style:style style:name="ro1" style:family="table-row">
      <style:table-row-properties style:row-height="29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T1" style:family="text">
      <style:text-properties style:font-name="Times New Roman" fo:color="#000000" style:font-style-asian="normal" style:font-weight-complex="normal" style:font-weight-asian="normal" style:font-size-complex="7pt" style:font-size-asian="7pt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fo:font-size="7pt" style:font-style-complex="normal"/>
    </style:style>
    <style:style style:name="T2" style:family="text">
      <style:text-properties style:font-name="Times New Roman" fo:color="#000000" style:font-style-asian="normal" style:font-weight-complex="normal" style:font-weight-asian="normal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Единица измерения</text:p>
          </table:table-cell>
          <table:table-cell table:style-name="ce1" office:value-type="string" calcext:value-type="string">
            <text:p>Цена с НДС /руб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ADE-11X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AT24C16C-SSHM-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-00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CD4015BM9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CD4051BM9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CD4052BM9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CD4066BM96 SO1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DS1307Z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DS14C232TM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.<text:span text:style-name="T1">      </text:span><text:span text:style-name="T2"> </text:span></text:p>
          </table:table-cell>
          <table:table-cell table:style-name="ce3" office:value-type="string" calcext:value-type="string">
            <text:p>Микросхема HEF4053BT.65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KP1043XA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7808CV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8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78L05ACUT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1881N DIP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317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321MF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324AM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358DR2G SOIC-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M392M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AR3SM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AR4SM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C74AC74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9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C74AC04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7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C7805CTG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PIC16F628A-I/P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PIC16F876A-I/SP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6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PIC16F877A-I/L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7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SP485E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8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TL082CD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9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2N510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548C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548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2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55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3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84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4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847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84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6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C85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7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D13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8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FR54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9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FR93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PMBFJ31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1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AH20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2500-00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2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MAX3232EWE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3.<text:span text:style-name="T1">  </text:span><text:span text:style-name="T2"> </text:span></text:p>
          </table:table-cell>
          <table:table-cell table:style-name="ce3" office:value-type="string" calcext:value-type="string">
            <text:p>Симистор ВТА225-80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4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MRF6VP345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1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MRF37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1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6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LF88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8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7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LF888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8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STW15NK90Z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9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IRFD902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9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(для БПС) IRFP46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1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FN2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2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LF27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3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КТ911А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7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4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BLF178X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8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.<text:span text:style-name="T1">  </text:span><text:span text:style-name="T2"> </text:span></text:p>
          </table:table-cell>
          <table:table-cell table:style-name="ce3" office:value-type="string" calcext:value-type="string">
            <text:p>Блок питания SP-200-27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6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NBH23L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7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NCP1203D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8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FSL106H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9.<text:span text:style-name="T1">  </text:span><text:span text:style-name="T2"> </text:span></text:p>
          </table:table-cell>
          <table:table-cell table:style-name="ce3" office:value-type="string" calcext:value-type="string">
            <text:p>Лента светодиодная RT2-5000 12v White-5mm</text:p>
          </table:table-cell>
          <table:table-cell table:style-name="ce4" office:value-type="string" calcext:value-type="string">
            <text:p>м</text:p>
          </table:table-cell>
          <table:table-cell table:style-name="ce4" office:value-type="string" calcext:value-type="string">
            <text:p> 6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D1028UK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96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1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MRF377H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8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2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МW6S01GNR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3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FGH40N6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4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STW75NF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FGW30N120H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6.<text:span text:style-name="T1">  </text:span><text:span text:style-name="T2"> </text:span></text:p>
          </table:table-cell>
          <table:table-cell table:style-name="ce3" office:value-type="string" calcext:value-type="string">
            <text:p>Транзистор MRFE6VP8600HSR5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7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7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C10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8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E47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9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H2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H100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1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C22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2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EE2G68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3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E33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4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EU-FR1E681L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5.<text:span text:style-name="T1">  </text:span><text:span text:style-name="T2"> </text:span></text:p>
          </table:table-cell>
          <table:table-cell table:style-name="ce3" office:value-type="string" calcext:value-type="string">
            <text:p>Шлейф 14004-0191040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8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6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JRB1H220M02000500110000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7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100-50в CD26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470-50в-105* С-10×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9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1000-10в CD26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1000-16в-105*С-8×1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1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2200-16в-105*С10×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2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47-4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3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ECAP 22-4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4.<text:span text:style-name="T1">  </text:span><text:span text:style-name="T2"> </text:span></text:p>
          </table:table-cell>
          <table:table-cell table:style-name="ce3" office:value-type="string" calcext:value-type="string">
            <text:p>Резистор SQP-5W-2,2 Oм 5%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0-00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.<text:span text:style-name="T1">  </text:span><text:span text:style-name="T2"> </text:span></text:p>
          </table:table-cell>
          <table:table-cell table:style-name="ce3" office:value-type="string" calcext:value-type="string">
            <text:p>Электроизоляционная мастика Scotchfil38мм×1.5м.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17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6.<text:span text:style-name="T1">  </text:span><text:span text:style-name="T2"> </text:span></text:p>
          </table:table-cell>
          <table:table-cell table:style-name="ce3" office:value-type="string" calcext:value-type="string">
            <text:p>Вентилятор 1.25эв-2.8-6-220вн «ОТК»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3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7.<text:span text:style-name="T1">  </text:span><text:span text:style-name="T2"> </text:span></text:p>
          </table:table-cell>
          <table:table-cell table:style-name="ce3" office:value-type="string" calcext:value-type="string">
            <text:p>Вентилятор 8314Н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8.<text:span text:style-name="T1">  </text:span><text:span text:style-name="T2"> </text:span></text:p>
          </table:table-cell>
          <table:table-cell table:style-name="ce3" office:value-type="string" calcext:value-type="string">
            <text:p>Разъем BNC-C6P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9.<text:span text:style-name="T1">  </text:span><text:span text:style-name="T2"> </text:span></text:p>
          </table:table-cell>
          <table:table-cell table:style-name="ce3" office:value-type="string" calcext:value-type="string">
            <text:p>Разъем BNC-C58P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.<text:span text:style-name="T1">  </text:span><text:span text:style-name="T2"> </text:span></text:p>
          </table:table-cell>
          <table:table-cell table:style-name="ce3" office:value-type="string" calcext:value-type="string">
            <text:p>Тройник BNC-T(1штекер 2гнезда) (мин.н/у 5шт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1.<text:span text:style-name="T1">  </text:span><text:span text:style-name="T2"> </text:span></text:p>
          </table:table-cell>
          <table:table-cell table:style-name="ce3" office:value-type="string" calcext:value-type="string">
            <text:p>Стяжка ксс4×200 (100шт)</text:p>
          </table:table-cell>
          <table:table-cell table:style-name="ce4" office:value-type="string" calcext:value-type="string">
            <text:p>уп.</text:p>
          </table:table-cell>
          <table:table-cell table:style-name="ce4" office:value-type="string" calcext:value-type="string">
            <text:p> 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2.<text:span text:style-name="T1">  </text:span><text:span text:style-name="T2"> </text:span></text:p>
          </table:table-cell>
          <table:table-cell table:style-name="ce3" office:value-type="string" calcext:value-type="string">
            <text:p>Спирт изопропиловый 0,5л.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3.<text:span text:style-name="T1">  </text:span><text:span text:style-name="T2"> </text:span></text:p>
          </table:table-cell>
          <table:table-cell table:style-name="ce3" office:value-type="string" calcext:value-type="string">
            <text:p>Припой ПОС-61(0,8мм 100г)с/к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4.<text:span text:style-name="T1">  </text:span><text:span text:style-name="T2"> </text:span></text:p>
          </table:table-cell>
          <table:table-cell table:style-name="ce3" office:value-type="string" calcext:value-type="string">
            <text:p>Припой ПОС-61 (1мм 1м) с/к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6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NBP21PO SO-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6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7808CV TO2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7.<text:span text:style-name="T1">  </text:span><text:span text:style-name="T2"> </text:span></text:p>
          </table:table-cell>
          <table:table-cell table:style-name="ce3" office:value-type="string" calcext:value-type="string">
            <text:p>Микросхема L7908CV TO2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8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Сар25-47 EEUFR1E470 25B/47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9.<text:span text:style-name="T1">  </text:span><text:span text:style-name="T2"> </text:span></text:p>
          </table:table-cell>
          <table:table-cell table:style-name="ce3" office:value-type="string" calcext:value-type="string">
            <text:p>Конденсатор Сар50-22 EEU-FR1Н220 50B/22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 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Сар50-10 EEU-FR1Н100В 50B/10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1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BFP420 SOT34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2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езистор 0805 24. 0 <text:s/>5%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3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EFK1J221AQ 220мкф, 63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4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EТС1V221P220 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5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331U 330 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6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S1V331L 330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7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330B 33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8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680B 68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9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101 100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0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221 220мкф 35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681 680мкф 35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2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821L 820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3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V222 2200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4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S1H681 680мкф 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5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H100 10мкф 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6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H220 22мкф 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7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S1H821L 820мкф 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6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8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H102B 1000мкф 50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6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9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E470  47мкф 2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0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E 151 150мкф 2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1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E 331 330мкф 2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2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E 471 470мкф 2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3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R1E 821 820мкф 2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4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EFK1V 221P 35В 220мкф «F»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5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ЕFК1V680XP SMD 68мкф 35В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6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EFK1E 101P 100мкф 16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7.<text:span text:style-name="T1">          </text:span><text:span text:style-name="T2"> </text:span></text:p>
          </table:table-cell>
          <table:table-cell table:style-name="ce3" office:value-type="string" calcext:value-type="string">
            <text:p>Диод BAV99,SMD,SOT-2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8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BSS138 SOT2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29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AX976ESA+,2-компаратор 20нс Ind SO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0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LM258DT SO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1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C74HC00ADR2G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2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C74HC02ADR2G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3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TC1047AVNBTR датчик температуры 2С,12С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4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PIC18F67J60-I/PT TQFP-64L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5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24AA02E48T-I/O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6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PIC16F690-I/SO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3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7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LP2951-50D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8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ASWSS016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9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ACS712ELCTR-20A PBF ALLEGRO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0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LMH0001SQ/NOP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1.<text:span text:style-name="T1">          </text:span><text:span text:style-name="T2"> </text:span></text:p>
          </table:table-cell>
          <table:table-cell table:style-name="ce3" office:value-type="string" calcext:value-type="string">
            <text:p>Индикатор ЖКИ WH1602A-YGH-CTK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2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GALI-7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3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IRF9540N TO-2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4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LM75A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5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EEUFS1H68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6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AX4372TEUK+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7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JF0615B1H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8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109P0405H301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49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MB40201V-A9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0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EFB0412H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1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JF0625B1H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2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9G0812G101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3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YDWF74S4-422N-350-220V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4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4418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0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5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RQD8025MS 12VDC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6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RQA12038HS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7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ентилятор MB40201V2-A9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8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MAX3238CDB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9.<text:span text:style-name="T1">          </text:span><text:span text:style-name="T2"> </text:span></text:p>
          </table:table-cell>
          <table:table-cell table:style-name="ce3" office:value-type="string" calcext:value-type="string">
            <text:p>Микросхема ST232BW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0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16В-1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1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16В-2,2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2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25В-4,7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3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25В-470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4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50В-1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5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50В-2,2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6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50В-4,7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7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денсатор К50-35-50В-47мкф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8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FGH40N60UFDTU(TO-247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9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STW75NF20 (TO-247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0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FGW30N120HD (TO-247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1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MW6S010GNR1 STYLE-1 TO-272-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2.<text:span text:style-name="T1">          </text:span><text:span text:style-name="T2"> </text:span></text:p>
          </table:table-cell>
          <table:table-cell table:style-name="ce3" office:value-type="string" calcext:value-type="string">
            <text:p>Диод RHRP15120, корпус ТО-220АС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3.<text:span text:style-name="T1">          </text:span><text:span text:style-name="T2"> </text:span></text:p>
          </table:table-cell>
          <table:table-cell table:style-name="ce3" office:value-type="string" calcext:value-type="string">
            <text:p>Диодный мост BR256L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4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ём RJ-45 8P8C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-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5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ём N Straight Plug Crimp G1 (RG-58C/U) crimp /crimp Telegartner J01020A010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0-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6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ём Strain Reliefs 1 (RG-58C/U) G41(0,6/2,8-4,7) RAL9005 jet black Telegartner <text:s/>B00081A127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-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7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ём N Panel Jack Crimp G1 (RG-58C/U) crimp /crimp Telegartner J01021A015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8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N Panel Receptacle, female Telegartner J01021H108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79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N Adaptor f-f IP68 Telegartner J01024A000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0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N Adaptor m-m <text:s/>Telegartner J01024J109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100-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1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N Straight JackCrimp G1(RG-58C/U) crimp /crimp Telegartner J01021A006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000-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2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TNC Straight JackCrimp G1(RG-58C/U) crimp /crimp Telegartner J01011A2265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3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TNC Adaptor f-f <text:s/>Telegartner J01014A2618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4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BNC T Adaptor f-m-f <text:s/>Telegartner J01004C061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2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5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ON MB40201VX-A9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6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6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ON PMD1206 PTB1-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9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7.<text:span text:style-name="T1">          </text:span><text:span text:style-name="T2"> </text:span></text:p>
          </table:table-cell>
          <table:table-cell table:style-name="ce3" office:value-type="string" calcext:value-type="string">
            <text:p>MB60251V1-0000-A9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0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8.<text:span text:style-name="T1">          </text:span><text:span text:style-name="T2"> </text:span></text:p>
          </table:table-cell>
          <table:table-cell table:style-name="ce3" office:value-type="string" calcext:value-type="string">
            <text:p>PMD1206PMB1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2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89.<text:span text:style-name="T1">          </text:span><text:span text:style-name="T2"> </text:span></text:p>
          </table:table-cell>
          <table:table-cell table:style-name="ce3" office:value-type="string" calcext:value-type="string">
            <text:p>PAPST 8214J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1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0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Ace 109PO405H301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34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1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ON A2259-HBT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19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2.<text:span text:style-name="T1">          </text:span><text:span text:style-name="T2"> </text:span></text:p>
          </table:table-cell>
          <table:table-cell table:style-name="ce3" office:value-type="string" calcext:value-type="string">
            <text:p>PAPST 431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2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3.<text:span text:style-name="T1">          </text:span><text:span text:style-name="T2"> </text:span></text:p>
          </table:table-cell>
          <table:table-cell table:style-name="ce3" office:value-type="string" calcext:value-type="string">
            <text:p>PAPST 8318H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744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4.<text:span text:style-name="T1">          </text:span><text:span text:style-name="T2"> </text:span></text:p>
          </table:table-cell>
          <table:table-cell table:style-name="ce3" office:value-type="string" calcext:value-type="string">
            <text:p>PAPST 8414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989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5.<text:span text:style-name="T1">          </text:span><text:span text:style-name="T2"> </text:span></text:p>
          </table:table-cell>
          <table:table-cell table:style-name="ce3" office:value-type="string" calcext:value-type="string">
            <text:p>FQAN8NIOOC 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7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6.<text:span text:style-name="T1">          </text:span><text:span text:style-name="T2"> </text:span></text:p>
          </table:table-cell>
          <table:table-cell table:style-name="ce3" office:value-type="string" calcext:value-type="string">
            <text:p>G27N120BN 72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7.<text:span text:style-name="T1">          </text:span><text:span text:style-name="T2"> </text:span></text:p>
          </table:table-cell>
          <table:table-cell table:style-name="ce3" office:value-type="string" calcext:value-type="string">
            <text:p>FGH50N6S2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8.<text:span text:style-name="T1">          </text:span><text:span text:style-name="T2"> </text:span></text:p>
          </table:table-cell>
          <table:table-cell table:style-name="ce3" office:value-type="string" calcext:value-type="string">
            <text:p>SFP95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6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9.<text:span text:style-name="T1">          </text:span><text:span text:style-name="T2"> </text:span></text:p>
          </table:table-cell>
          <table:table-cell table:style-name="ce3" office:value-type="string" calcext:value-type="string">
            <text:p>1N5927BG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0.<text:span text:style-name="T1">          </text:span><text:span text:style-name="T2"> </text:span></text:p>
          </table:table-cell>
          <table:table-cell table:style-name="ce3" office:value-type="string" calcext:value-type="string">
            <text:p>R30120G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0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1.<text:span text:style-name="T1">          </text:span><text:span text:style-name="T2"> </text:span></text:p>
          </table:table-cell>
          <table:table-cell table:style-name="ce3" office:value-type="string" calcext:value-type="string">
            <text:p>MUR4100ERLG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2.<text:span text:style-name="T1">          </text:span><text:span text:style-name="T2"> </text:span></text:p>
          </table:table-cell>
          <table:table-cell table:style-name="ce3" office:value-type="string" calcext:value-type="string">
            <text:p>HCNW312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29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3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ON PMD2408PMB1-A(2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922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4.<text:span text:style-name="T1">          </text:span><text:span text:style-name="T2"> </text:span></text:p>
          </table:table-cell>
          <table:table-cell table:style-name="ce3" office:value-type="string" calcext:value-type="string">
            <text:p>SAN ASE 80 MODEL 109P0812A20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99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5.<text:span text:style-name="T1">          </text:span><text:span text:style-name="T2"> </text:span></text:p>
          </table:table-cell>
          <table:table-cell table:style-name="ce3" office:value-type="string" calcext:value-type="string">
            <text:p>SAN ASE 80 MODEL 9GV0848P1G0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19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6.<text:span text:style-name="T1">          </text:span><text:span text:style-name="T2"> </text:span></text:p>
          </table:table-cell>
          <table:table-cell table:style-name="ce3" office:value-type="string" calcext:value-type="string">
            <text:p>SAN ASE 40 MODEL 109P0424J302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77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7.<text:span text:style-name="T1">          </text:span><text:span text:style-name="T2"> </text:span></text:p>
          </table:table-cell>
          <table:table-cell table:style-name="ce3" office:value-type="string" calcext:value-type="string">
            <text:p>EBMPAST <text:s/>4114 NH3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199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8.<text:span text:style-name="T1">          </text:span><text:span text:style-name="T2"> </text:span></text:p>
          </table:table-cell>
          <table:table-cell table:style-name="ce3" office:value-type="string" calcext:value-type="string">
            <text:p>4184 NXH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7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9.<text:span text:style-name="T1">          </text:span><text:span text:style-name="T2"> </text:span></text:p>
          </table:table-cell>
          <table:table-cell table:style-name="ce3" office:value-type="string" calcext:value-type="string">
            <text:p>ABB SD203 50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0.<text:span text:style-name="T1">          </text:span><text:span text:style-name="T2"> </text:span></text:p>
          </table:table-cell>
          <table:table-cell table:style-name="ce3" office:value-type="string" calcext:value-type="string">
            <text:p>FF412VH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3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1.<text:span text:style-name="T1">          </text:span><text:span text:style-name="T2"> </text:span></text:p>
          </table:table-cell>
          <table:table-cell table:style-name="ce3" office:value-type="string" calcext:value-type="string">
            <text:p>LTC 3416 EFE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2.<text:span text:style-name="T1">          </text:span><text:span text:style-name="T2"> </text:span></text:p>
          </table:table-cell>
          <table:table-cell table:style-name="ce3" office:value-type="string" calcext:value-type="string">
            <text:p>НАКОНЕЧНИК ДЛЯ ПАЯЛЬНОЙ СТАНЦИИ ATP-818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3.<text:span text:style-name="T1">          </text:span><text:span text:style-name="T2"> </text:span></text:p>
          </table:table-cell>
          <table:table-cell table:style-name="ce3" office:value-type="string" calcext:value-type="string">
            <text:p>НАКОНЕЧНИК ДЛЯ ПАЯЛЬНОЙ СТАНЦИИ ATP-848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4.<text:span text:style-name="T1">          </text:span><text:span text:style-name="T2"> </text:span></text:p>
          </table:table-cell>
          <table:table-cell table:style-name="ce3" office:value-type="string" calcext:value-type="string">
            <text:p>НАКОНЕЧНИК ДЛЯ ПАЯЛЬНОЙ СТАНЦИИ ATP-817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5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GB15B60KD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6.<text:span text:style-name="T1">          </text:span><text:span text:style-name="T2"> </text:span></text:p>
          </table:table-cell>
          <table:table-cell table:style-name="ce3" office:value-type="string" calcext:value-type="string">
            <text:p>CLEANER 400ML </text:p>
          </table:table-cell>
          <table:table-cell table:style-name="ce4" office:value-type="string" calcext:value-type="string">
            <text:p>Шт </text:p>
          </table:table-cell>
          <table:table-cell table:style-name="ce4" office:value-type="string" calcext:value-type="string">
            <text:p>5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7.<text:span text:style-name="T1">          </text:span><text:span text:style-name="T2"> </text:span></text:p>
          </table:table-cell>
          <table:table-cell table:style-name="ce3" office:value-type="string" calcext:value-type="string">
            <text:p>ASAHI <text:s text:c="2"/>CF-10 (D-1MM/250ГР)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8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8.<text:span text:style-name="T1">          </text:span><text:span text:style-name="T2"> </text:span></text:p>
          </table:table-cell>
          <table:table-cell table:style-name="ce3" office:value-type="string" calcext:value-type="string">
            <text:p>REXANT FLUXOFF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6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9.<text:span text:style-name="T1">          </text:span><text:span text:style-name="T2"> </text:span></text:p>
          </table:table-cell>
          <table:table-cell table:style-name="ce3" office:value-type="string" calcext:value-type="string">
            <text:p>PARITY 24029 400ML </text:p>
          </table:table-cell>
          <table:table-cell table:style-name="ce4" office:value-type="string" calcext:value-type="string">
            <text:p>Шт </text:p>
          </table:table-cell>
          <table:table-cell table:style-name="ce4" office:value-type="string" calcext:value-type="string">
            <text:p>7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0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НТИСТАТИЧЕСКАЯ КИСТОЧКА MD-0927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1.<text:span text:style-name="T1">          </text:span><text:span text:style-name="T2"> </text:span></text:p>
          </table:table-cell>
          <table:table-cell table:style-name="ce3" office:value-type="string" calcext:value-type="string">
            <text:p>ФЛЮС ФКСП 20МЛ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2.<text:span text:style-name="T1">          </text:span><text:span text:style-name="T2"> </text:span></text:p>
          </table:table-cell>
          <table:table-cell table:style-name="ce3" office:value-type="string" calcext:value-type="string">
            <text:p>ПЕРЕХОДНИК SB-312. SMA- ШТЕКЕР, BNC-ГНЕЗДО</text:p>
          </table:table-cell>
          <table:table-cell table:style-name="ce4" office:value-type="string" calcext:value-type="string">
            <text:p>Шт </text:p>
          </table:table-cell>
          <table:table-cell table:style-name="ce4" office:value-type="string" calcext:value-type="string">
            <text:p>3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3.<text:span text:style-name="T1">          </text:span><text:span text:style-name="T2"> </text:span></text:p>
          </table:table-cell>
          <table:table-cell table:style-name="ce3" office:value-type="string" calcext:value-type="string">
            <text:p>БЛОК РОЗЕТОК СО ШНУРОМ 19^^ <text:s/>MDX-PDU-16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4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КРИЛОВЫЙ ЛАК PLASTIK-71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6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5.<text:span text:style-name="T1">          </text:span><text:span text:style-name="T2"> </text:span></text:p>
          </table:table-cell>
          <table:table-cell table:style-name="ce3" office:value-type="string" calcext:value-type="string">
            <text:p>ПОДШИПНИКИ 6001 Z <text:s text:c="4"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6.<text:span text:style-name="T1">          </text:span><text:span text:style-name="T2"> </text:span></text:p>
          </table:table-cell>
          <table:table-cell table:style-name="ce3" office:value-type="string" calcext:value-type="string">
            <text:p>VENTS OB 4E 350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045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7.<text:span text:style-name="T1">          </text:span><text:span text:style-name="T2"> </text:span></text:p>
          </table:table-cell>
          <table:table-cell table:style-name="ce3" office:value-type="string" calcext:value-type="string">
            <text:p>SUNON DP200A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8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аксиальный кабель <text:s/>SAT 703 (netk o) <text:s/></text:p>
          </table:table-cell>
          <table:table-cell table:style-name="ce4" office:value-type="string" calcext:value-type="string">
            <text:p>М </text:p>
          </table:table-cell>
          <table:table-cell table:style-name="ce4" office:value-type="string" calcext:value-type="string">
            <text:p>52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9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абель сетевой(медь) UTR cat 5e- 4 пары,24 AWG</text:p>
          </table:table-cell>
          <table:table-cell table:style-name="ce4" office:value-type="string" calcext:value-type="string">
            <text:p>м</text:p>
          </table:table-cell>
          <table:table-cell table:style-name="ce4" office:value-type="string" calcext:value-type="string">
            <text:p>2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0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абель Canare L2T2S BLK</text:p>
          </table:table-cell>
          <table:table-cell table:style-name="ce4" office:value-type="string" calcext:value-type="string">
            <text:p>м</text:p>
          </table:table-cell>
          <table:table-cell table:style-name="ce4" office:value-type="string" calcext:value-type="string">
            <text:p>19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1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накручивающийся <text:s/>BNC, RG-5 8 <text:s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2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обжимной BNC, RG-59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3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BNC PK-75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8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4.<text:span text:style-name="T1">          </text:span><text:span text:style-name="T2"> </text:span></text:p>
          </table:table-cell>
          <table:table-cell table:style-name="ce3" office:value-type="string" calcext:value-type="string">
            <text:p>F-конектор для SAT-703 <text:s text:c="2"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9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5.<text:span text:style-name="T1">          </text:span><text:span text:style-name="T2"> </text:span></text:p>
          </table:table-cell>
          <table:table-cell table:style-name="ce3" office:value-type="string" calcext:value-type="string">
            <text:p>вилка DHB-44 M 44pin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35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6.<text:span text:style-name="T1">          </text:span><text:span text:style-name="T2"> </text:span></text:p>
          </table:table-cell>
          <table:table-cell table:style-name="ce3" office:value-type="string" calcext:value-type="string">
            <text:p>Гильза кабельная медная <text:s/>ГМЛ-16-6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4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7.<text:span text:style-name="T1">          </text:span><text:span text:style-name="T2"> </text:span></text:p>
          </table:table-cell>
          <table:table-cell table:style-name="ce3" office:value-type="string" calcext:value-type="string">
            <text:p>Консоль 300мм с опорой <text:s text:c="3"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45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8.<text:span text:style-name="T1">          </text:span><text:span text:style-name="T2"> </text:span></text:p>
          </table:table-cell>
          <table:table-cell table:style-name="ce3" office:value-type="string" calcext:value-type="string">
            <text:p>Муфта ЗПТ 40мм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39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RG-12 6p6c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1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0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питания KPPX-4P <text:s text:c="3"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9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1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даптер N female на N female SPINNER 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72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2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даптер 7-16 male на N male SPINNE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5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3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даптер 7-16 male на N female SPINNER <text:s/>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33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4.<text:span text:style-name="T1">          </text:span><text:span text:style-name="T2"> </text:span></text:p>
          </table:table-cell>
          <table:table-cell table:style-name="ce3" office:value-type="string" calcext:value-type="string">
            <text:p>Адаптер 7-16 female на N male SPINNER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257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5.<text:span text:style-name="T1">          </text:span><text:span text:style-name="T2"> </text:span></text:p>
          </table:table-cell>
          <table:table-cell table:style-name="ce3" office:value-type="string" calcext:value-type="string">
            <text:p>Транзистор MRF151G корпус 375-04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886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6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7/8* EIA под фидер <text:s/>7/8* 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5517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7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7/8* EIA под фидер <text:s/>1/2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4898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8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N под фидер <text:s/>7/8* male 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400-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49.<text:span text:style-name="T1">          </text:span><text:span text:style-name="T2"> </text:span></text:p>
          </table:table-cell>
          <table:table-cell table:style-name="ce3" office:value-type="string" calcext:value-type="string">
            <text:p>Разъем 7/16* под фидер <text:s/>7/8* female</text:p>
          </table:table-cell>
          <table:table-cell table:style-name="ce4" office:value-type="string" calcext:value-type="string">
            <text:p>шт</text:p>
          </table:table-cell>
          <table:table-cell table:style-name="ce4" office:value-type="string" calcext:value-type="string">
            <text:p>1500-00</text:p>
          </table:table-cell>
          <table:table-cell table:number-columns-repeated="1020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8T05:33:49</meta:creation-date>
    <dc:date>2018-12-20T09:39:46</dc:date>
    <meta:generator>LibreOffice/6.0.7.3$Linux_X86_64 LibreOffice_project/00m0$Build-3</meta:generator>
    <meta:document-statistic meta:table-count="3" meta:cell-count="10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